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F000002C7A69E265BE7C2DD4D.png" manifest:media-type="image/png"/>
  <manifest:file-entry manifest:full-path="Pictures/10000001000001BC00000278335637A53A4A65A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e73aa" officeooo:paragraph-rsid="001e73aa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1e73aa" officeooo:paragraph-rsid="001e73aa"/>
    </style:style>
    <style:style style:name="T1" style:family="text">
      <style:text-properties officeooo:rsid="0024eb0c"/>
    </style:style>
    <style:style style:name="T2" style:family="text">
      <style:text-properties officeooo:rsid="002645a4"/>
    </style:style>
    <style:style style:name="T3" style:family="text">
      <style:text-properties officeooo:rsid="002831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K</text:span>"</text:p>
      <text:p text:style-name="Standard"/>
      <text:p text:style-name="P3"><text:soft-page-break/>EXHIBIT <text:span text:style-name="T2">K</text:span>-PAGE 1 OF 2</text:p>
      <text:p text:style-name="P3"/>
      <text:p text:style-name="P3"><draw:frame draw:style-name="fr1" draw:name="Image1" text:anchor-type="as-char" svg:width="6.4472in" svg:height="8.1in" draw:z-index="0"><draw:image xlink:href="Pictures/100000010000021F000002C7A69E265BE7C2DD4D.png" xlink:type="simple" xlink:show="embed" xlink:actuate="onLoad" draw:mime-type="image/png"/></draw:frame></text:p>
      <text:p text:style-name="P3"/>
      <text:p text:style-name="P4">EXHIBIT <text:span text:style-name="T3">K</text:span>-PAGE 2 OF 2</text:p>
      <text:p text:style-name="P3"/>
      <text:p text:style-name="P3"><draw:frame draw:style-name="fr1" draw:name="Image2" text:anchor-type="as-char" svg:width="6.1661in" svg:height="8.1in" draw:z-index="1"><draw:image xlink:href="Pictures/10000001000001BC00000278335637A53A4A65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9T09:58:45.460000000</dc:date>
    <meta:editing-duration>PT9M47S</meta:editing-duration>
    <meta:editing-cycles>10</meta:editing-cycles>
    <meta:document-statistic meta:table-count="0" meta:image-count="2" meta:object-count="0" meta:page-count="3" meta:paragraph-count="5" meta:word-count="12" meta:character-count="53" meta:non-whitespace-character-count="44"/>
  </office:meta>
</office:document-meta>
</file>